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paragraph-rsid="0005e08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volguts/udes companys/es,</text:p>
      <text:p text:style-name="P1"/>
      <text:p text:style-name="P1"/>
      <text:p text:style-name="P1">Seguint la línia encetada en anys anteriors, ens plau comunicar-vos que el Servei d’Assessorament Lingüístic del Consell Insular iniciarà els nous cursos de català el mes que ve.</text:p>
      <text:p text:style-name="P1"/>
      <text:p text:style-name="P1">Les persones que hi vulguin assistir s’hi podran inscriure a través de la intranet o telefonant a l’extensió 290.</text:p>
      <text:p text:style-name="P1"/>
      <text:p text:style-name="P1">Així mateix, us recordam que continua obert el termini per presentar-se com a voluntari lingüístic per formar parella lingüística amb els treballadors o treballadores del Consell que vulguin millorar la seva com- petència oral en català.</text:p>
      <text:p text:style-name="P1"/>
      <text:p text:style-name="P1"/>
      <text:p text:style-name="P1">Ben cordialment,</text:p>
      <text:p text:style-name="P1"/>
      <text:p text:style-name="P1"/>
      <text:p text:style-name="P1">[rúbrica]</text:p>
      <text:p text:style-name="P1"/>
      <text:p text:style-name="P1"/>
      <text:p text:style-name="P1">Maria Puig i Comes</text:p>
      <text:p text:style-name="P1">Assessora lingüística del Consell Insular de Menorca</text:p>
      <text:p text:style-name="P1"/>
      <text:p text:style-name="P1">Maó, 20 de febrer de 200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font-size="16pt" officeooo:paragraph-rsid="0005e08e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ef.: H23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14:48.009379958</meta:creation-date>
    <dc:date>2024-11-19T08:17:37.966913388</dc:date>
    <meta:editing-duration>PT2M50S</meta:editing-duration>
    <meta:editing-cycles>1</meta:editing-cycles>
    <meta:document-statistic meta:table-count="0" meta:image-count="0" meta:object-count="0" meta:page-count="1" meta:paragraph-count="10" meta:word-count="107" meta:character-count="686" meta:non-whitespace-character-count="589"/>
    <meta:generator>LibreOffice/24.2.6.2$Linux_X86_64 LibreOffice_project/420$Build-2</meta:generator>
  </office:meta>
</office:document-meta>
</file>